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469cm" table:align="right" style:writing-mode="lr-tb"/>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style:vertical-align="top" fo:padding="0.097cm" fo:border="1pt solid #000000"/>
    </style:style>
    <style:style style:name="Table1.A4" style:family="table-cell">
      <style:table-cell-properties style:vertical-align="top" fo:padding="0.097cm" fo:border-left="1pt solid #000000" fo:border-right="1pt solid #000000" fo:border-top="none" fo:border-bottom="1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style>
    <style:style style:name="P2"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01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e9bf8"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rsid="00277cb8"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8"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rsid="00277cb8"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5ad59" officeooo:paragraph-rsid="0025ad59" style:font-name-asian="Times New Roman" style:font-style-asian="normal" style:font-weight-asian="normal" style:font-name-complex="Times New Roman" style:font-style-complex="normal" style:font-weight-complex="normal"/>
    </style:style>
    <style:style style:name="P13"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5ad59" officeooo:paragraph-rsid="002bd458" style:font-name-asian="Times New Roman" style:font-style-asian="normal" style:font-weight-asian="normal" style:font-name-complex="Times New Roman" style:font-style-complex="normal" style:font-weight-complex="normal"/>
    </style:style>
    <style:style style:name="P14"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77cb8" officeooo:paragraph-rsid="00277cb8" style:font-name-asian="Times New Roman" style:font-style-asian="normal" style:font-weight-asian="normal" style:font-name-complex="Times New Roman"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77cb8" officeooo:paragraph-rsid="002bd458" style:font-name-asian="Times New Roman" style:font-style-asian="normal" style:font-weight-asian="normal" style:font-name-complex="Times New Roman"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bd458" officeooo:paragraph-rsid="002bd458" style:font-name-asian="Times New Roman" style:font-style-asian="normal" style:font-weight-asian="normal" style:font-name-complex="Times New Roman" style:font-style-complex="normal" style:font-weight-complex="normal"/>
    </style:style>
    <style:style style:name="P17"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style:text-underline-style="none" fo:font-weight="normal" style:font-weight-asian="normal" style:font-weight-complex="normal"/>
    </style:style>
    <style:style style:name="P18"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fo:break-before="auto" fo:break-after="auto" fo:keep-with-next="always" style:writing-mode="lr-tb"/>
      <style:text-properties fo:font-size="14pt" style:font-size-asian="14pt" style:font-size-complex="14pt"/>
    </style:style>
    <style:style style:name="P19"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style:writing-mode="lr-tb"/>
      <style:text-properties style:font-name="Verdana" fo:font-size="24pt" fo:font-weight="bold" officeooo:rsid="002bd458" officeooo:paragraph-rsid="002bd458" style:font-name-asian="Verdana" style:font-size-asian="24pt" style:font-weight-asian="bold" style:font-name-complex="Verdana" style:font-size-complex="24pt" style:font-weight-complex="bold"/>
    </style:style>
    <style:style style:name="P20"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style:writing-mode="lr-tb"/>
      <style:text-properties officeooo:rsid="002bd458" officeooo:paragraph-rsid="002bd458"/>
    </style:style>
    <style:style style:name="P21"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style:writing-mode="lr-tb"/>
      <style:text-properties fo:font-size="14pt" officeooo:paragraph-rsid="00308e6a" style:font-size-asian="14pt" style:font-size-complex="14pt"/>
    </style:style>
    <style:style style:name="P22"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style>
    <style:style style:name="P23"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officeooo:paragraph-rsid="001eba6e"/>
    </style:style>
    <style:style style:name="P24"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officeooo:paragraph-rsid="0025413c"/>
    </style:style>
    <style:style style:name="P25"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22fd1c" officeooo:paragraph-rsid="0022fd1c"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cm" fo:margin-top="0cm" fo:margin-bottom="0.212cm" style:contextual-spacing="false" fo:line-height="142%" fo:text-align="justify" style:justify-single-word="false" fo:orphans="2" fo:widows="2" fo:text-indent="0cm" style:auto-text-indent="false" fo:break-before="auto" fo:break-after="auto" style:writing-mode="lr-tb"/>
    </style:style>
    <style:style style:name="P28"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font-style="italic" fo:font-weight="bold" style:font-style-asian="italic" style:font-weight-asian="bold" style:font-style-complex="italic" style:font-weight-complex="bold"/>
    </style:style>
    <style:style style:name="P29"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officeooo:paragraph-rsid="001eba6e"/>
    </style:style>
    <style:style style:name="P30"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paragraph-rsid="0022fd1c"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1eba6e" officeooo:paragraph-rsid="001eba6e" style:font-name-asian="Times New Roma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22fd1c" officeooo:paragraph-rsid="0022fd1c"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25413c" officeooo:paragraph-rsid="002be2f3"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8000" style:text-line-through-style="none" style:text-line-through-type="none" style:font-name="Times New Roman" fo:font-size="12pt" fo:font-style="italic" style:text-underline-style="none" fo:font-weight="normal" officeooo:rsid="0025413c" officeooo:paragraph-rsid="002be2f3" style:font-name-asian="Times New Roman" style:font-size-asian="12pt" style:font-style-asian="italic" style:font-weight-asian="normal" style:font-name-complex="Times New Roman" style:font-size-complex="12pt" style:font-style-complex="italic" style:font-weight-complex="normal"/>
    </style:style>
    <style:style style:name="P35" style:family="paragraph" style:parent-style-name="Standard">
      <style:paragraph-properties fo:margin-left="0cm" fo:margin-right="0cm" fo:margin-top="0.423cm" fo:margin-bottom="0cm" style:contextual-spacing="false" fo:line-height="100%" fo:text-align="center" style:justify-single-word="false" fo:orphans="2" fo:widows="2" fo:text-indent="0cm" style:auto-text-indent="false" fo:break-before="auto" fo:break-after="auto" fo:keep-with-next="always" style:writing-mode="lr-tb"/>
    </style:style>
    <style:style style:name="P36" style:family="paragraph" style:parent-style-name="Standard">
      <style:paragraph-properties fo:margin-left="0cm" fo:margin-right="0cm" fo:margin-top="0.423cm" fo:margin-bottom="0cm" style:contextual-spacing="false" fo:line-height="100%" fo:text-align="center" style:justify-single-word="false" fo:orphans="2" fo:widows="2" fo:text-indent="0cm" style:auto-text-indent="false" style:writing-mode="lr-tb"/>
    </style:style>
    <style:style style:name="P37"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fo:break-before="auto" fo:break-after="auto" style:writing-mode="lr-tb"/>
    </style:style>
    <style:style style:name="P38"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39"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40"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style:writing-mode="lr-tb"/>
    </style:style>
    <style:style style:name="P41" style:family="paragraph" style:parent-style-name="Standard">
      <style:paragraph-properties fo:margin-left="0cm" fo:margin-right="0cm" fo:text-indent="0cm" style:auto-text-indent="false" style:writing-mode="lr-tb"/>
      <style:text-properties fo:font-style="italic" officeooo:paragraph-rsid="00180143" style:font-style-asian="italic" style:font-style-complex="italic"/>
    </style:style>
    <style:style style:name="P42" style:family="paragraph" style:parent-style-name="Standard">
      <style:paragraph-properties fo:margin-left="0cm" fo:margin-right="0cm" fo:text-indent="0cm" style:auto-text-indent="false" style:writing-mode="lr-tb"/>
      <style:text-properties fo:font-style="italic" officeooo:rsid="001cd6cf" officeooo:paragraph-rsid="001cd6cf" style:font-style-asian="italic" style:font-style-complex="italic"/>
    </style:style>
    <style:style style:name="P43" style:family="paragraph" style:parent-style-name="Standard">
      <style:paragraph-properties fo:margin-left="0cm" fo:margin-right="0cm" fo:text-indent="0cm" style:auto-text-indent="false" style:writing-mode="lr-tb"/>
      <style:text-properties fo:font-style="italic" fo:font-weight="bold" officeooo:rsid="001cd6cf" officeooo:paragraph-rsid="001cd6cf" style:font-style-asian="italic" style:font-weight-asian="bold" style:font-style-complex="italic" style:font-weight-complex="bold"/>
    </style:style>
    <style:style style:name="P44"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paragraph-properties fo:line-height="100%" fo:break-before="auto" fo:break-after="auto" style:writing-mode="lr-tb"/>
    </style:style>
    <style:style style:name="P46" style:family="paragraph" style:parent-style-name="Standard">
      <style:paragraph-properties fo:line-height="100%" fo:break-before="auto" fo:break-after="auto" style:writing-mode="lr-tb"/>
      <style:text-properties officeooo:paragraph-rsid="0019221b"/>
    </style:style>
    <style:style style:name="P47" style:family="paragraph" style:parent-style-name="Standard">
      <style:paragraph-properties fo:line-height="100%" fo:break-before="auto" fo:break-after="auto" style:writing-mode="lr-tb"/>
      <style:text-properties officeooo:paragraph-rsid="001950d6"/>
    </style:style>
    <style:style style:name="P48" style:family="paragraph" style:parent-style-name="Standard">
      <style:paragraph-properties fo:line-height="142%" fo:break-before="auto" fo:break-after="auto" style:writing-mode="lr-tb"/>
    </style:style>
    <style:style style:name="P49" style:family="paragraph" style:parent-style-name="Standard">
      <style:paragraph-properties fo:line-height="142%" fo:break-before="auto" fo:break-after="auto" style:writing-mode="lr-tb"/>
      <style:text-properties officeooo:paragraph-rsid="00277cb8"/>
    </style:style>
    <style:style style:name="P50" style:family="paragraph" style:parent-style-name="Standard">
      <style:paragraph-properties fo:line-height="100%" fo:break-before="auto" fo:break-after="auto" style:writing-mode="lr-tb"/>
      <style:text-properties style:text-underline-style="none"/>
    </style:style>
    <style:style style:name="P51" style:family="paragraph" style:parent-style-name="Standard">
      <style:paragraph-properties fo:line-height="100%" fo:break-before="auto" fo:break-after="auto" style:writing-mode="lr-tb"/>
      <style:text-properties style:text-underline-style="none" officeooo:paragraph-rsid="001adff0"/>
    </style:style>
    <style:style style:name="P52" style:family="paragraph" style:parent-style-name="Standard">
      <style:paragraph-properties fo:line-height="100%" fo:break-before="auto" fo:break-after="auto" style:writing-mode="lr-tb"/>
      <style:text-properties officeooo:rsid="00212820" officeooo:paragraph-rsid="00102226"/>
    </style:style>
    <style:style style:name="P53" style:family="paragraph" style:parent-style-name="Standard">
      <style:paragraph-properties style:writing-mode="lr-tb"/>
    </style:style>
    <style:style style:name="P54" style:family="paragraph" style:parent-style-name="Standard">
      <style:paragraph-properties fo:line-height="100%" style:writing-mode="lr-tb"/>
    </style:style>
    <style:style style:name="P55" style:family="paragraph" style:parent-style-name="Standard">
      <style:paragraph-properties fo:line-height="100%" style:writing-mode="lr-tb"/>
      <style:text-properties officeooo:paragraph-rsid="0019221b"/>
    </style:style>
    <style:style style:name="P56" style:family="paragraph" style:parent-style-name="Standard">
      <style:paragraph-properties fo:line-height="142%" style:writing-mode="lr-tb"/>
    </style:style>
    <style:style style:name="P57" style:family="paragraph" style:parent-style-name="Standard">
      <style:paragraph-properties fo:line-height="100%" style:writing-mode="lr-tb"/>
      <style:text-properties style:text-underline-style="none"/>
    </style:style>
    <style:style style:name="P58" style:family="paragraph" style:parent-style-name="Standard">
      <style:paragraph-properties fo:line-height="100%" style:writing-mode="lr-tb"/>
      <style:text-properties style:text-underline-style="none" officeooo:paragraph-rsid="001adff0"/>
    </style:style>
    <style:style style:name="P59" style:family="paragraph" style:parent-style-name="Standard">
      <style:paragraph-properties fo:line-height="100%" style:writing-mode="lr-tb"/>
      <style:text-properties style:text-underline-style="none" officeooo:rsid="001cd6cf" officeooo:paragraph-rsid="001cd6cf"/>
    </style:style>
    <style:style style:name="P60" style:family="paragraph" style:parent-style-name="Standard">
      <style:paragraph-properties style:writing-mode="lr-tb"/>
      <style:text-properties fo:color="#000000" style:text-line-through-style="none" style:text-line-through-type="none" style:font-name="Times New Roman" fo:font-size="12pt" fo:font-style="normal" style:text-underline-style="none" fo:font-weight="normal" officeooo:rsid="002d051a" officeooo:paragraph-rsid="002d051a" style:font-name-asian="Times New Roman"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paragraph-properties fo:margin-top="3.048cm" fo:margin-bottom="0cm" style:contextual-spacing="false" fo:line-height="100%" fo:text-align="center" style:justify-single-word="false" fo:break-before="auto" fo:break-after="auto" style:writing-mode="lr-tb"/>
    </style:style>
    <style:style style:name="P62" style:family="paragraph" style:parent-style-name="Standard">
      <style:paragraph-properties fo:margin-top="3.048cm" fo:margin-bottom="0cm" style:contextual-spacing="false" fo:line-height="100%" fo:text-align="center" style:justify-single-word="false" style:writing-mode="lr-tb"/>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63" style:family="paragraph" style:parent-style-name="Standard">
      <style:paragraph-properties fo:margin-left="1.27cm" fo:margin-right="0cm" fo:line-height="100%" fo:text-indent="0cm" style:auto-text-indent="false" fo:break-before="auto" fo:break-after="auto" style:writing-mode="lr-tb"/>
      <style:text-properties fo:font-style="italic" style:font-style-asian="italic" style:font-style-complex="italic"/>
    </style:style>
    <style:style style:name="P64" style:family="paragraph" style:parent-style-name="Standard">
      <style:paragraph-properties fo:margin-left="1.27cm" fo:margin-right="0cm" fo:line-height="100%" fo:text-indent="0cm" style:auto-text-indent="false" fo:break-before="auto" fo:break-after="auto" style:writing-mode="lr-tb"/>
      <style:text-properties fo:font-style="italic" officeooo:paragraph-rsid="0012e4aa" style:font-style-asian="italic" style:font-style-complex="italic"/>
    </style:style>
    <style:style style:name="P65" style:family="paragraph" style:parent-style-name="Standard">
      <style:paragraph-properties fo:margin-left="1.27cm" fo:margin-right="0cm" fo:line-height="100%" fo:text-indent="0cm" style:auto-text-indent="false" fo:break-before="auto" fo:break-after="auto" style:writing-mode="lr-tb"/>
      <style:text-properties fo:font-style="italic" officeooo:rsid="001336b0" officeooo:paragraph-rsid="001336b0" style:font-style-asian="italic" style:font-style-complex="italic"/>
    </style:style>
    <style:style style:name="P66" style:family="paragraph" style:parent-style-name="Standard">
      <style:paragraph-properties fo:margin-left="1.27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fo:font-style="italic" officeooo:rsid="001336b0" officeooo:paragraph-rsid="001336b0" style:font-style-asian="italic" style:font-style-complex="italic"/>
    </style:style>
    <style:style style:name="P67" style:family="paragraph" style:parent-style-name="Standard">
      <style:paragraph-properties fo:margin-left="1.27cm" fo:margin-right="0cm" fo:text-indent="0cm" style:auto-text-indent="false" style:writing-mode="lr-tb"/>
    </style:style>
    <style:style style:name="P68" style:family="paragraph" style:parent-style-name="Index">
      <style:text-properties style:text-underline-style="none"/>
    </style:style>
    <style:style style:name="P69" style:family="paragraph" style:parent-style-name="Standard">
      <style:paragraph-properties fo:margin-left="0.499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5.512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70" style:family="paragraph" style:parent-style-name="Standard">
      <style:paragraph-properties fo:margin-left="0.499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5.512cm" style:type="right"/>
        </style:tab-stops>
      </style:paragraph-properties>
      <style:text-properties style:text-underline-style="none" fo:font-weight="normal" officeooo:paragraph-rsid="002d9db8" style:font-weight-asian="normal" style:font-weight-complex="normal"/>
    </style:style>
    <style:style style:name="P71" style:family="paragraph" style:parent-style-name="Standard">
      <style:paragraph-properties fo:margin-left="1.498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3.515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paragraph-properties fo:margin-left="0.998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4.513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73" style:family="paragraph" style:parent-style-name="Standard">
      <style:paragraph-properties fo:margin-top="0cm" fo:margin-bottom="0cm" style:contextual-spacing="false" fo:line-height="150%" fo:text-align="start" style:justify-single-word="false" fo:orphans="2" fo:widows="2" fo:break-before="auto" fo:break-after="auto" style:writing-mode="lr-tb">
        <style:tab-stops>
          <style:tab-stop style:position="15.512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74" style:family="paragraph" style:parent-style-name="Standard">
      <style:paragraph-properties fo:margin-top="0cm" fo:margin-bottom="0cm" style:contextual-spacing="false" fo:line-height="150%" fo:text-align="start" style:justify-single-word="false" fo:orphans="2" fo:widows="2" fo:break-before="auto" fo:break-after="auto" style:writing-mode="lr-tb">
        <style:tab-stops>
          <style:tab-stop style:position="16.01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75" style:family="paragraph" style:parent-style-name="Standard">
      <style:paragraph-properties fo:margin-top="0cm" fo:margin-bottom="0cm" style:contextual-spacing="false" fo:line-height="150%" fo:text-align="start" style:justify-single-word="false" fo:orphans="2" fo:widows="2" style:writing-mode="lr-tb">
        <style:tab-stops>
          <style:tab-stop style:position="15.512cm" style:type="right"/>
        </style:tab-stops>
      </style:paragraph-properties>
      <style:text-properties style:text-underline-style="none" fo:font-weight="normal" officeooo:paragraph-rsid="002d9db8" style:font-weight-asian="normal" style:font-weight-complex="normal"/>
    </style:style>
    <style:style style:name="P76" style:family="paragraph" style:parent-style-name="Standard" style:master-page-name="Standard">
      <style:paragraph-properties fo:line-height="100%" style:page-number="auto" fo:break-before="auto" fo:break-after="auto" style:writing-mode="lr-tb"/>
      <style:text-properties officeooo:paragraph-rsid="0019221b"/>
    </style:style>
    <style:style style:name="P77" style:family="paragraph" style:parent-style-name="Standard" style:list-style-name="">
      <style:text-properties style:text-underline-style="none" fo:font-weight="normal" officeooo:paragraph-rsid="002d9db8" style:font-weight-asian="normal" style:font-weight-complex="normal"/>
    </style:style>
    <style:style style:name="P78" style:family="paragraph" style:parent-style-name="Standard" style:list-style-name="LS1">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9" style:family="paragraph" style:parent-style-name="Standard" style:list-style-name="LS1">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1eba6e" style:font-name-asian="Times New Roman" style:font-size-asian="12pt" style:font-style-asian="normal" style:font-weight-asian="normal" style:font-name-complex="Times New Roman" style:font-size-complex="12pt" style:font-style-complex="normal" style:font-weight-complex="normal"/>
    </style:style>
    <style:style style:name="P80" style:family="paragraph" style:parent-style-name="Standard" style:list-style-name="LS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81" style:family="paragraph" style:parent-style-name="Standard" style:master-page-name="Standard">
      <style:paragraph-properties fo:margin-left="0cm" fo:margin-right="0cm" fo:margin-top="1.194cm" fo:margin-bottom="0cm" style:contextual-spacing="false" fo:line-height="100%" fo:text-align="center" style:justify-single-word="false" fo:orphans="2" fo:widows="2" fo:text-indent="0cm" style:auto-text-indent="false" style:page-number="auto" fo:break-before="auto" fo:break-after="auto" fo:keep-with-next="always" style:writing-mode="lr-tb"/>
    </style:style>
    <style:style style:name="P82"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fo:break-before="auto" fo:break-after="auto" fo:keep-with-next="always" style:writing-mode="lr-tb"/>
      <style:text-properties fo:font-size="14pt" fo:font-weight="bold" officeooo:rsid="00308e6a" officeooo:paragraph-rsid="00308e6a" style:font-size-asian="14pt" style:font-weight-asian="bold" style:font-size-complex="14pt" style:font-weight-complex="bold"/>
    </style:style>
    <style:style style:name="P83" style:family="paragraph" style:parent-style-name="Standard">
      <style:paragraph-properties fo:margin-left="0cm" fo:margin-right="0cm" fo:margin-top="1.194cm" fo:margin-bottom="0cm" style:contextual-spacing="false" fo:line-height="100%" fo:text-align="start" style:justify-single-word="false" fo:orphans="2" fo:widows="2" fo:text-indent="0cm" style:auto-text-indent="false" style:writing-mode="lr-tb"/>
      <style:text-properties style:font-name="Verdana" fo:font-size="14pt" officeooo:paragraph-rsid="003223d6" style:font-name-asian="Verdana" style:font-size-asian="14pt" style:font-name-complex="Verdana" style:font-size-complex="14pt"/>
    </style:style>
    <style:style style:name="P84"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25ad59" officeooo:paragraph-rsid="002be2f3" style:font-name-asian="Times New Roman" style:font-size-asian="12pt" style:font-style-asian="normal" style:font-weight-asian="normal" style:font-name-complex="Times New Roman" style:font-size-complex="12pt" style:font-style-complex="normal" style:font-weight-complex="normal"/>
    </style:style>
    <style:style style:name="P85" style:family="paragraph" style:parent-style-name="Standard">
      <style:paragraph-properties fo:break-before="auto" fo:break-after="auto"/>
      <style:text-properties style:font-name="DejaVu Sans" fo:font-size="16pt" fo:font-weight="bold" officeooo:paragraph-rsid="000d049b" style:font-size-asian="16pt" style:font-weight-asian="bold" style:font-size-complex="16pt" style:font-weight-complex="bold"/>
    </style:style>
    <style:style style:name="P86" style:family="paragraph" style:parent-style-name="Standard" style:list-style-name="L1">
      <style:paragraph-properties fo:margin-left="1.905cm" fo:margin-right="0cm" fo:text-indent="0cm" style:auto-text-indent="false" style:writing-mode="lr-tb"/>
      <style:text-properties fo:font-style="italic" officeooo:paragraph-rsid="002bca98" style:font-style-asian="italic" style:font-style-complex="italic"/>
    </style:style>
    <style:style style:name="P87" style:family="paragraph" style:parent-style-name="Heading_20_2">
      <style:paragraph-properties fo:line-height="100%" fo:break-before="auto" fo:break-after="auto" style:writing-mode="lr-tb"/>
    </style:style>
    <style:style style:name="P88" style:family="paragraph" style:parent-style-name="Heading_20_2">
      <style:paragraph-properties fo:line-height="100%" fo:break-before="auto" fo:break-after="auto" style:writing-mode="lr-tb"/>
      <style:text-properties officeooo:paragraph-rsid="000fa74e"/>
    </style:style>
    <style:style style:name="P89" style:family="paragraph" style:parent-style-name="Heading_20_2">
      <style:paragraph-properties fo:line-height="100%" fo:break-before="auto" fo:break-after="auto" style:writing-mode="lr-tb"/>
      <style:text-properties officeooo:paragraph-rsid="001eba6e"/>
    </style:style>
    <style:style style:name="P90" style:family="paragraph" style:parent-style-name="Heading_20_2">
      <style:paragraph-properties fo:line-height="100%" fo:text-align="justify" style:justify-single-word="false" fo:break-before="auto" fo:break-after="auto" style:writing-mode="lr-tb"/>
      <style:text-properties officeooo:paragraph-rsid="00102226"/>
    </style:style>
    <style:style style:name="P91" style:family="paragraph" style:parent-style-name="Heading_20_2">
      <style:paragraph-properties fo:line-height="100%" fo:break-before="auto" fo:break-after="auto" style:writing-mode="lr-tb"/>
      <style:text-properties style:text-underline-style="none"/>
    </style:style>
    <style:style style:name="P92" style:family="paragraph" style:parent-style-name="Heading_20_2">
      <style:paragraph-properties fo:line-height="100%" style:writing-mode="lr-tb"/>
    </style:style>
    <style:style style:name="P93" style:family="paragraph" style:parent-style-name="Heading_20_2">
      <style:paragraph-properties fo:line-height="100%" style:writing-mode="lr-tb"/>
      <style:text-properties officeooo:paragraph-rsid="000fa74e"/>
    </style:style>
    <style:style style:name="P94" style:family="paragraph" style:parent-style-name="Heading_20_2">
      <style:paragraph-properties fo:margin-top="0cm" fo:margin-bottom="0.212cm" style:contextual-spacing="false" fo:line-height="100%" fo:text-align="justify" style:justify-single-word="false" fo:break-before="auto" fo:break-after="auto" style:writing-mode="lr-tb"/>
    </style:style>
    <style:style style:name="P95" style:family="paragraph" style:parent-style-name="Heading_20_2">
      <style:paragraph-properties fo:margin-top="0cm" fo:margin-bottom="0.212cm" style:contextual-spacing="false" fo:line-height="100%" fo:text-align="justify" style:justify-single-word="false" style:writing-mode="lr-tb"/>
      <style:text-properties officeooo:paragraph-rsid="000fa74e"/>
    </style:style>
    <style:style style:name="P96" style:family="paragraph" style:parent-style-name="Heading_20_2">
      <style:paragraph-properties fo:margin-top="0cm" fo:margin-bottom="0.212cm" style:contextual-spacing="false" fo:line-height="100%" fo:text-align="justify" style:justify-single-word="false" style:writing-mode="lr-tb"/>
      <style:text-properties fo:color="#00cc00" fo:font-size="10pt" fo:font-weight="normal" officeooo:paragraph-rsid="000fa74e" style:font-size-asian="10pt" style:font-weight-asian="normal" style:font-size-complex="10pt" style:font-weight-complex="normal"/>
    </style:style>
    <style:style style:name="P97" style:family="paragraph" style:parent-style-name="Heading_20_3">
      <style:paragraph-properties fo:line-height="100%" fo:break-before="auto" fo:break-after="auto" style:writing-mode="lr-tb"/>
    </style:style>
    <style:style style:name="P98" style:family="paragraph" style:parent-style-name="Heading_20_3">
      <style:paragraph-properties fo:line-height="100%" style:writing-mode="lr-tb"/>
    </style:style>
    <style:style style:name="P99" style:family="paragraph" style:parent-style-name="Heading_20_1">
      <style:paragraph-properties fo:line-height="100%" style:writing-mode="lr-tb"/>
    </style:style>
    <style:style style:name="P100" style:family="paragraph" style:parent-style-name="Heading_20_1">
      <style:paragraph-properties fo:line-height="100%" style:writing-mode="lr-tb"/>
      <style:text-properties officeooo:paragraph-rsid="002be2f3"/>
    </style:style>
    <style:style style:name="P101" style:family="paragraph" style:parent-style-name="Heading_20_1">
      <style:paragraph-properties fo:line-height="100%" style:writing-mode="lr-tb"/>
      <style:text-properties fo:color="#008000" style:text-line-through-style="none" style:text-line-through-type="none" style:font-name="Times New Roman" fo:font-size="12pt" fo:font-style="italic" style:text-underline-style="none" fo:font-weight="normal" officeooo:rsid="0025413c" officeooo:paragraph-rsid="002be2f3" style:font-name-asian="Times New Roman" style:font-size-asian="12pt" style:font-style-asian="italic" style:font-weight-asian="normal" style:font-name-complex="Times New Roman" style:font-size-complex="12pt" style:font-style-complex="italic" style:font-weight-complex="normal"/>
    </style:style>
    <style:style style:name="P102" style:family="paragraph" style:parent-style-name="Heading_20_1">
      <style:paragraph-properties fo:line-height="100%" style:writing-mode="lr-tb"/>
      <style:text-properties fo:color="#000000" style:text-line-through-style="none" style:text-line-through-type="none" style:font-name="Times New Roman" fo:font-size="12pt" fo:font-style="normal" style:text-underline-style="none" fo:font-weight="normal" officeooo:rsid="0025ad59" officeooo:paragraph-rsid="0011a376" style:font-name-asian="Times New Roman" style:font-size-asian="12pt" style:font-style-asian="normal" style:font-weight-asian="normal" style:font-name-complex="Times New Roman" style:font-size-complex="12pt" style:font-style-complex="normal" style:font-weight-complex="normal"/>
    </style:style>
    <style:style style:name="P103" style:family="paragraph" style:parent-style-name="Heading_20_1">
      <style:paragraph-properties fo:line-height="100%" fo:break-before="auto" fo:break-after="auto" style:writing-mode="lr-tb"/>
    </style:style>
    <style:style style:name="P104" style:family="paragraph" style:parent-style-name="Heading_20_1">
      <style:paragraph-properties fo:line-height="100%" fo:break-before="auto" fo:break-after="auto" style:writing-mode="lr-tb"/>
      <style:text-properties officeooo:paragraph-rsid="002be2f3"/>
    </style:style>
    <style:style style:name="P105" style:family="paragraph" style:parent-style-name="Heading_20_4">
      <style:paragraph-properties fo:line-height="100%" style:writing-mode="lr-tb"/>
    </style:style>
    <style:style style:name="P106" style:family="paragraph" style:parent-style-name="Heading_20_4">
      <style:paragraph-properties fo:line-height="100%" fo:break-before="auto" fo:break-after="auto" style:writing-mode="lr-tb"/>
      <style:text-properties officeooo:paragraph-rsid="00277cb8"/>
    </style:style>
    <style:style style:name="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line-through-style="none" style:text-line-through-type="none" style:font-name="Times New Roman" fo:font-size="12pt" fo:font-style="normal" style:text-underline-style="none" fo:font-weight="normal" officeooo:rsid="000fa74e"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text-line-through-style="none" style:text-line-through-type="none" style:font-name="Times New Roman" fo:font-size="12pt" fo:font-style="normal" style:text-underline-style="none" fo:font-weight="normal" officeooo:rsid="001eba6e"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text-line-through-type="none" style:font-name="Times New Roman" fo:font-size="12pt" fo:font-style="normal" style:text-underline-style="none" fo:font-weight="normal" officeooo:rsid="0025413c"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text-line-through-type="none" style:font-name="Times New Roman" fo:font-size="12pt" fo:font-style="normal" style:text-underline-style="none" fo:font-weight="normal" officeooo:rsid="0025ad59"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line-through-style="none" style:text-line-through-type="none" style:font-name="Times New Roman" fo:font-size="12pt" fo:font-style="normal" style:font-name-asian="Times New Roman" style:font-size-asian="12pt" style:font-style-asian="normal" style:font-name-complex="Times New Roman" style:font-size-complex="12pt" style:font-style-complex="normal"/>
    </style:style>
    <style:style style:name="T7" style:family="text">
      <style:text-properties fo:color="#000000" style:text-line-through-style="none" style:text-line-through-type="none" style:font-name="Times New Roman" fo:font-size="12pt" fo:font-style="normal" officeooo:rsid="00277cb8" style:font-name-asian="Times New Roman" style:font-size-asian="12pt" style:font-style-asian="normal" style:font-name-complex="Times New Roman" style:font-size-complex="12pt" style:font-style-complex="normal"/>
    </style:style>
    <style:style style:name="T8" style:family="text">
      <style:text-properties fo:color="#000000" style:text-line-through-style="none" style:text-line-through-type="none" style:font-name="Times New Roman" fo:font-size="12pt" fo:font-style="normal" officeooo:rsid="000e5159" style:font-name-asian="Times New Roman" style:font-size-asian="12pt" style:font-style-asian="normal" style:font-name-complex="Times New Roman" style:font-size-complex="12pt" style:font-style-complex="normal"/>
    </style:style>
    <style:style style:name="T9" style:family="text">
      <style:text-properties fo:color="#000000" style:text-line-through-style="none" style:text-line-through-type="none" style:font-name="Times New Roman" fo:font-size="12pt" fo:font-style="normal" officeooo:rsid="002d9db8" style:font-name-asian="Times New Roman" style:font-size-asian="12pt" style:font-style-asian="normal" style:font-name-complex="Times New Roman" style:font-size-complex="12pt" style:font-style-complex="normal"/>
    </style:style>
    <style:style style:name="T10" style:family="text">
      <style:text-properties fo:color="#000000" style:text-line-through-style="none" style:text-line-through-type="none" style:font-name="Times New Roman" fo:font-size="12pt" fo:font-style="normal" officeooo:rsid="0012e4aa" style:font-name-asian="Times New Roman" style:font-size-asian="12pt" style:font-style-asian="normal" style:font-name-complex="Times New Roman" style:font-size-complex="12pt" style:font-style-complex="normal"/>
    </style:style>
    <style:style style:name="T11" style:family="text">
      <style:text-properties fo:color="#000000" style:text-line-through-style="none" style:text-line-through-type="none" style:font-name="Times New Roman" fo:font-size="12pt" fo:font-style="normal" officeooo:rsid="002e9bf8" style:font-name-asian="Times New Roman" style:font-size-asian="12pt" style:font-style-asian="normal" style:font-name-complex="Times New Roman" style:font-size-complex="12pt" style:font-style-complex="normal"/>
    </style:style>
    <style:style style:name="T12" style:family="text">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3" style:family="text">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color="#000000" style:text-line-through-style="none" style:text-line-through-type="none" style:font-name="Arial" fo:font-size="14pt" fo:font-style="normal" style:text-underline-style="none" fo:font-weight="normal" officeooo:rsid="0025ad59"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color="#000000" style:text-line-through-style="none" style:text-line-through-type="none" style:font-name="Arial" fo:font-size="14pt" fo:font-style="italic" style:text-underline-style="solid" style:text-underline-width="auto" style:text-underline-color="font-color" fo:font-weight="bold" style:font-name-asian="Arial" style:font-size-asian="14pt" style:font-style-asian="italic" style:font-weight-asian="bold" style:font-name-complex="Arial" style:font-size-complex="14pt" style:font-style-complex="italic" style:font-weight-complex="bold"/>
    </style:style>
    <style:style style:name="T16" style:family="text">
      <style:text-properties fo:color="#000000" style:text-line-through-style="none" style:text-line-through-typ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7" style:family="text">
      <style:text-properties fo:color="#000000" style:text-line-through-style="none" style:text-line-through-type="none" style:font-name="Arial" fo:font-size="20pt" fo:font-style="normal" style:text-underline-style="none" fo:font-weight="bold" officeooo:rsid="00277cb8" style:font-name-asian="Arial" style:font-size-asian="20pt" style:font-style-asian="normal" style:font-weight-asian="bold" style:font-name-complex="Arial" style:font-size-complex="20pt" style:font-style-complex="normal" style:font-weight-complex="bold"/>
    </style:style>
    <style:style style:name="T18" style:family="text">
      <style:text-properties style:font-name="Verdana" fo:font-size="24pt" fo:font-weight="bold" style:font-name-asian="Verdana" style:font-size-asian="24pt" style:font-weight-asian="bold" style:font-name-complex="Verdana" style:font-size-complex="24pt" style:font-weight-complex="bold"/>
    </style:style>
    <style:style style:name="T19" style:family="text">
      <style:text-properties style:font-name="Verdana" fo:font-size="24pt" fo:font-weight="bold" officeooo:rsid="000d049b" style:font-name-asian="Verdana" style:font-size-asian="24pt" style:font-weight-asian="bold" style:font-name-complex="Verdana" style:font-size-complex="24pt" style:font-weight-complex="bold"/>
    </style:style>
    <style:style style:name="T20" style:family="text">
      <style:text-properties fo:color="#00cc00" fo:font-size="10pt" fo:font-weight="normal" style:font-size-asian="10pt" style:font-weight-asian="normal" style:font-size-complex="10pt" style:font-weight-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2d9db8"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277cb8" style:font-weight-asian="bold" style:font-weight-complex="bold"/>
    </style:style>
    <style:style style:name="T25" style:family="text">
      <style:text-properties fo:font-weight="bold" officeooo:rsid="002d9db8" style:font-weight-asian="bold" style:font-weight-complex="bold"/>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officeooo:rsid="0025ad59" style:font-style-asian="italic" style:font-style-complex="italic"/>
    </style:style>
    <style:style style:name="T29" style:family="text">
      <style:text-properties fo:font-style="italic" officeooo:rsid="002d9db8" style:font-style-asian="italic" style:font-style-complex="italic"/>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01cd6cf" style:font-style-asian="italic" style:font-style-complex="italic"/>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1cd6cf" style:font-style-asian="italic" style:font-weight-asian="bold" style:font-style-complex="italic"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5ad59" style:font-style-asian="italic" style:font-weight-asian="bold" style:font-style-complex="italic" style:font-weight-complex="bold"/>
    </style:style>
    <style:style style:name="T36" style:family="text">
      <style:text-properties fo:font-style="italic" fo:font-weight="bold" officeooo:rsid="002d3281" style:font-style-asian="italic" style:font-weight-asian="bold" style:font-style-complex="italic" style:font-weight-complex="bold"/>
    </style:style>
    <style:style style:name="T37" style:family="text">
      <style:text-properties officeooo:rsid="000e5159"/>
    </style:style>
    <style:style style:name="T38" style:family="text">
      <style:text-properties officeooo:rsid="000fa74e"/>
    </style:style>
    <style:style style:name="T39" style:family="text">
      <style:text-properties officeooo:rsid="00102226"/>
    </style:style>
    <style:style style:name="T40" style:family="text">
      <style:text-properties officeooo:rsid="0011a376"/>
    </style:style>
    <style:style style:name="T41" style:family="text">
      <style:text-properties officeooo:rsid="0012e4aa"/>
    </style:style>
    <style:style style:name="T42" style:family="text">
      <style:text-properties officeooo:rsid="0016280a"/>
    </style:style>
    <style:style style:name="T43" style:family="text">
      <style:text-properties officeooo:rsid="00180143"/>
    </style:style>
    <style:style style:name="T44" style:family="text">
      <style:text-properties fo:language="en" fo:country="IN"/>
    </style:style>
    <style:style style:name="T45" style:family="text">
      <style:text-properties fo:language="en" fo:country="IN" officeooo:rsid="001950d6"/>
    </style:style>
    <style:style style:name="T46" style:family="text">
      <style:text-properties fo:language="en" fo:country="IN" fo:font-style="italic" style:text-underline-style="solid" style:text-underline-width="auto" style:text-underline-color="font-color" fo:font-weight="bold" style:font-style-asian="italic" style:font-weight-asian="bold" style:font-style-complex="italic" style:font-weight-complex="bold"/>
    </style:style>
    <style:style style:name="T47" style:family="text">
      <style:text-properties fo:language="en" fo:country="IN" fo:font-style="italic" style:text-underline-style="solid" style:text-underline-width="auto" style:text-underline-color="font-color" fo:font-weight="bold" officeooo:rsid="001950d6" style:font-style-asian="italic" style:font-weight-asian="bold" style:font-style-complex="italic" style:font-weight-complex="bold"/>
    </style:style>
    <style:style style:name="T48" style:family="text">
      <style:text-properties fo:language="en" fo:country="IN" fo:font-style="italic" style:text-underline-style="solid" style:text-underline-width="auto" style:text-underline-color="font-color" fo:font-weight="bold" officeooo:rsid="000fa74e" style:font-style-asian="italic" style:font-weight-asian="bold" style:font-style-complex="italic" style:font-weight-complex="bold"/>
    </style:style>
    <style:style style:name="T49" style:family="text">
      <style:text-properties fo:language="en" fo:country="IN" fo:font-style="italic" style:text-underline-style="solid" style:text-underline-width="auto" style:text-underline-color="font-color" fo:font-weight="bold" officeooo:rsid="0025413c" style:font-style-asian="italic" style:font-weight-asian="bold" style:font-style-complex="italic" style:font-weight-complex="bold"/>
    </style:style>
    <style:style style:name="T50" style:family="text">
      <style:text-properties officeooo:rsid="001950d6"/>
    </style:style>
    <style:style style:name="T51" style:family="text">
      <style:text-properties officeooo:rsid="001adff0"/>
    </style:style>
    <style:style style:name="T52" style:family="text">
      <style:text-properties officeooo:rsid="001cd6cf"/>
    </style:style>
    <style:style style:name="T53" style:family="text">
      <style:text-properties style:text-underline-style="none"/>
    </style:style>
    <style:style style:name="T54" style:family="text">
      <style:text-properties officeooo:rsid="001eba6e"/>
    </style:style>
    <style:style style:name="T55" style:family="text">
      <style:text-properties officeooo:rsid="001ef21a"/>
    </style:style>
    <style:style style:name="T56" style:family="text">
      <style:text-properties officeooo:rsid="001f72b4"/>
    </style:style>
    <style:style style:name="T57" style:family="text">
      <style:text-properties officeooo:rsid="00212820"/>
    </style:style>
    <style:style style:name="T58" style:family="text">
      <style:text-properties officeooo:rsid="0022fd1c"/>
    </style:style>
    <style:style style:name="T59" style:family="text">
      <style:text-properties style:text-position="super 58%"/>
    </style:style>
    <style:style style:name="T60" style:family="text">
      <style:text-properties officeooo:rsid="0025413c"/>
    </style:style>
    <style:style style:name="T61" style:family="text">
      <style:text-properties officeooo:rsid="0025ad59"/>
    </style:style>
    <style:style style:name="T62" style:family="text">
      <style:text-properties officeooo:rsid="00277cb8"/>
    </style:style>
    <style:style style:name="T63" style:family="text">
      <style:text-properties fo:font-size="22pt" style:font-size-asian="22pt" style:font-size-complex="22pt"/>
    </style:style>
    <style:style style:name="T64" style:family="text">
      <style:text-properties officeooo:rsid="002bca98"/>
    </style:style>
    <style:style style:name="T65" style:family="text">
      <style:text-properties officeooo:rsid="002bd458"/>
    </style:style>
    <style:style style:name="T66" style:family="text">
      <style:text-properties officeooo:rsid="002cc19a"/>
    </style:style>
    <style:style style:name="T67" style:family="text">
      <style:text-properties officeooo:rsid="002d3281"/>
    </style:style>
    <style:style style:name="T68" style:family="text">
      <style:text-properties officeooo:rsid="002d9db8"/>
    </style:style>
    <style:style style:name="T69" style:family="text">
      <style:text-properties officeooo:rsid="002e9bf8"/>
    </style:style>
    <style:style style:name="T70" style:family="text">
      <style:text-properties officeooo:rsid="002f8d8b"/>
    </style:style>
    <style:style style:name="T71" style:family="text">
      <style:text-properties officeooo:rsid="001bb03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18">SOFTWARE REQUIREMENT</text:span><text:span text:style-name="T19">S</text:span><text:span text:style-name="T18"> SPECIFICATIONS </text:span><text:span text:style-name="T19">DOCUMENT</text:span></text:p>
      <text:p text:style-name="P20"><text:span text:style-name="T19">O</text:span><text:span text:style-name="T18">F</text:span></text:p>
      <text:p text:style-name="P19">BANKING SYSTEM</text:p>
      <text:p text:style-name="P18"/>
      <text:p text:style-name="P82">Sparsh Saurabh, <text:s/>Naman Gupta, Samya Ranjan Patro and Vinod Kumar</text:p>
      <text:p text:style-name="P21"><text:span text:style-name="T23">P6-0</text:span> <text:span text:style-name="T66">~</text:span>A Group of DB Practicum, <text:s text:c="69"/>B.Tech(2nd Year) Computer Science and Technology <text:s text:c="38"/>Indian Institute of Technology Mandi</text:p>
      <text:p text:style-name="P83"><text:s text:c="8"/><text:tab/> <text:s text:c="16"/>E-mail:<text:span text:style-name="T71">bankmanproject</text:span>@gmail.com <text:s text:c="43"/></text:p>
      <text:p text:style-name="P61"/>
      <text:p text:style-name="P62">October 2014</text:p>
      <text:p text:style-name="P35"/>
      <text:p text:style-name="P36"/>
      <text:p text:style-name="P36"/>
      <text:p text:style-name="P36"><text:soft-page-break/></text:p>
      <text:p text:style-name="P36"><text:span text:style-name="T13">The</text:span><text:span text:style-name="T15"> BankMan</text:span><text:span text:style-name="T13"> System</text:span><text:span text:style-name="T14">s</text:span><text:span text:style-name="T13"><text:line-break/>Requirements Document</text:span></text:p>
      <text:p text:style-name="P38"/>
      <text:p text:style-name="P39"/>
      <text:p text:style-name="P39">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Version</text:p>
          </table:table-cell>
          <table:table-cell table:style-name="Table1.A1" office:value-type="string">
            <text:p text:style-name="P7">Date</text:p>
          </table:table-cell>
          <table:table-cell table:style-name="Table1.A1" office:value-type="string">
            <text:p text:style-name="P7">Author(s)</text:p>
          </table:table-cell>
          <table:table-cell table:style-name="Table1.A1" office:value-type="string">
            <text:p text:style-name="P7">Description</text:p>
          </table:table-cell>
        </table:table-row>
        <table:table-row>
          <table:table-cell table:style-name="Table1.A1" office:value-type="string">
            <text:p text:style-name="P8">v1.0</text:p>
          </table:table-cell>
          <table:table-cell table:style-name="Table1.A1" office:value-type="string">
            <text:p text:style-name="P8">30/10/14</text:p>
          </table:table-cell>
          <table:table-cell table:style-name="Table1.A1" office:value-type="string">
            <text:p text:style-name="P8">Sparsh Saurabh</text:p>
          </table:table-cell>
          <table:table-cell table:style-name="Table1.A1" office:value-type="string">
            <text:p text:style-name="P8">Initial version</text:p>
          </table:table-cell>
        </table:table-row>
        <table:table-row>
          <table:table-cell table:style-name="Table1.A1" office:value-type="string">
            <text:p text:style-name="P11">v<text:span text:style-name="T42">1</text:span>.<text:span text:style-name="T43">1</text:span></text:p>
          </table:table-cell>
          <table:table-cell table:style-name="Table1.A1" office:value-type="string">
            <text:p text:style-name="P11">02/1<text:span text:style-name="T42">1/14</text:span></text:p>
          </table:table-cell>
          <table:table-cell table:style-name="Table1.A1" office:value-type="string">
            <text:p text:style-name="P11">Naman Gupta</text:p>
          </table:table-cell>
          <table:table-cell table:style-name="Table1.A1" office:value-type="string">
            <text:p text:style-name="P14">Added Part-3, sec. <text:span text:style-name="T66">1.4</text:span>,<text:span text:style-name="T66"> sec 2.2</text:span></text:p>
          </table:table-cell>
        </table:table-row>
        <table:table-row>
          <table:table-cell table:style-name="Table1.A4" office:value-type="string">
            <text:p text:style-name="P12">v1.2</text:p>
          </table:table-cell>
          <table:table-cell table:style-name="Table1.A4" office:value-type="string">
            <text:p text:style-name="P12">03/11/2014</text:p>
          </table:table-cell>
          <table:table-cell table:style-name="Table1.A4" office:value-type="string">
            <text:p text:style-name="P16">Samya Ranjan Patro</text:p>
          </table:table-cell>
          <table:table-cell table:style-name="Table1.A4" office:value-type="string">
            <text:p text:style-name="P13">added Appendix A<text:span text:style-name="T65">, </text:span>section 3.2</text:p>
          </table:table-cell>
        </table:table-row>
        <table:table-row>
          <table:table-cell table:style-name="Table1.A4" office:value-type="string">
            <text:p text:style-name="P12">v1.3</text:p>
          </table:table-cell>
          <table:table-cell table:style-name="Table1.A4" office:value-type="string">
            <text:p text:style-name="P12">03/11/2014</text:p>
          </table:table-cell>
          <table:table-cell table:style-name="Table1.A4" office:value-type="string">
            <text:p text:style-name="P12">Sparsh Saurabh</text:p>
          </table:table-cell>
          <table:table-cell table:style-name="Table1.A4" office:value-type="string">
            <text:p text:style-name="P12">edited <text:s/><text:span text:style-name="T66">sec </text:span>3.3, 3.4, 3.5</text:p>
          </table:table-cell>
        </table:table-row>
        <table:table-row>
          <table:table-cell table:style-name="Table1.A4" office:value-type="string">
            <text:p text:style-name="P16">v1.4</text:p>
          </table:table-cell>
          <table:table-cell table:style-name="Table1.A4" office:value-type="string">
            <text:p text:style-name="P16">03/11/2014</text:p>
          </table:table-cell>
          <table:table-cell table:style-name="Table1.A4" office:value-type="string">
            <text:p text:style-name="P16">Vinod Kumar</text:p>
          </table:table-cell>
          <table:table-cell table:style-name="Table1.A4" office:value-type="string">
            <text:p text:style-name="P15">edited front page<text:span text:style-name="T65">,content</text:span></text:p>
          </table:table-cell>
        </table:table-row>
      </table:table>
      <text:p text:style-name="P22"/>
      <text:p text:style-name="P3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text:span text:style-name="T17">T</text:span><text:span text:style-name="T16">able of Contents</text:span></text:p>
      <text:p text:style-name="P9"/>
      <text:p text:style-name="P2"/>
      <text:p text:style-name="P2"><text:span text:style-name="T62"><text:s text:c="2"/></text:span><text:span text:style-name="T24"><text:s text:c="2"/></text:span><text:span text:style-name="T23">1. </text:span><text:span text:style-name="T21">Introduction</text:span><text:span text:style-name="T25"> <text:s/></text:span><text:span text:style-name="T68"><text:s text:c="4"/>................................................................................................... 4</text:span><text:tab/></text:p>
      <text:p text:style-name="P69"><text:span text:style-name="T62"><text:s text:c="4"/></text:span>1.1 Need and Purpose<text:span text:style-name="T68"> <text:s text:c="4"/>...................................................................................... 4</text:span><text:tab/></text:p>
      <text:p text:style-name="P69"><text:span text:style-name="T62"><text:s text:c="4"/></text:span>1.2 Intended Audience<text:span text:style-name="T68"> <text:s text:c="3"/>...................................................................................... 4</text:span><text:tab/></text:p>
      <text:p text:style-name="P69"><text:span text:style-name="T62"><text:s text:c="4"/></text:span>1.3 References<text:span text:style-name="T68"> <text:s text:c="15"/>...................................................................................... 4</text:span></text:p>
      <text:h text:style-name="P77" text:outline-level="10"><text:span text:style-name="T6"><text:s text:c="5"/></text:span><text:span text:style-name="T7"><text:s text:c="4"/></text:span><text:span text:style-name="T6">1.</text:span><text:span text:style-name="T8">4 </text:span><text:span text:style-name="T6">Overview of Document</text:span><text:span text:style-name="T9"> ................................................................................. </text:span><text:span text:style-name="T11">5</text:span></text:h>
      <text:p text:style-name="P17"/>
      <text:p text:style-name="P6"><text:s text:c="4"/></text:p>
      <text:p text:style-name="P3"><text:span text:style-name="T62"><text:s text:c="5"/></text:span><text:span text:style-name="T23">2. </text:span><text:span text:style-name="T21">Description</text:span><text:span text:style-name="T68"> <text:s text:c="5"/>.................................................................................................... 5</text:span><text:tab/></text:p>
      <text:p text:style-name="P69"><text:span text:style-name="T62"><text:s text:c="5"/></text:span>2.1 Features and Functions<text:span text:style-name="T68"> <text:s/>................................................................................ 5</text:span><text:tab/></text:p>
      <text:p text:style-name="P71"><text:span text:style-name="T62"><text:s text:c="3"/></text:span>Features<text:span text:style-name="T68"> <text:s text:c="5"/>.................................................................................................. 5</text:span><text:tab/></text:p>
      <text:p text:style-name="P71"><text:span text:style-name="T62"><text:s text:c="3"/></text:span>Functions<text:span text:style-name="T68"> <text:s text:c="4"/>................................................................................................. 5</text:span><text:tab/></text:p>
      <text:p text:style-name="P70"><text:span text:style-name="T7"><text:s text:c="5"/></text:span><text:span text:style-name="T6">2.2 Users </text:span><text:span text:style-name="T10">classes and characteristics</text:span><text:span text:style-name="T9"> <text:s text:c="2"/>................................................................ </text:span><text:span text:style-name="T11">6</text:span><text:span text:style-name="T6"><text:tab/></text:span></text:p>
      <text:p text:style-name="P69"><text:span text:style-name="T62"><text:s text:c="5"/></text:span>2.3 Operating Environment<text:span text:style-name="T68"> <text:s text:c="5"/>........................................................................... 6</text:span><text:tab/></text:p>
      <text:p text:style-name="P72"><text:span text:style-name="T62"><text:s text:c="7"/></text:span>2.3.1 Hardware<text:span text:style-name="T68"> <text:s text:c="3"/>......................................................................................... 6</text:span><text:tab/></text:p>
      <text:p text:style-name="P72"><text:span text:style-name="T62"><text:s text:c="7"/></text:span>2.3.2 Software<text:span text:style-name="T68"> <text:s/>. <text:s/>.......................................................................................... 6</text:span><text:tab/></text:p>
      <text:p text:style-name="P72"><text:span text:style-name="T62"><text:s text:c="7"/></text:span>2.3.3 External<text:span text:style-name="T68"> <text:s text:c="9"/>...................................................................................... 7</text:span><text:tab/></text:p>
      <text:p text:style-name="P10"><text:s text:c="3"/></text:p>
      <text:p text:style-name="P6"/>
      <text:p text:style-name="P3"><text:span text:style-name="T62"><text:s text:c="4"/></text:span><text:span text:style-name="T24"><text:s/></text:span><text:span text:style-name="T23">3. </text:span><text:span text:style-name="T21">Specific Requiremen</text:span><text:span text:style-name="T22">ts</text:span><text:span text:style-name="T25"> </text:span><text:span text:style-name="T68"><text:s text:c="2"/>.................................................................................... 7</text:span><text:tab/></text:p>
      <text:p text:style-name="P73"><text:span text:style-name="T62"><text:s text:c="5"/></text:span>3.<text:span text:style-name="T69">1</text:span> Performance Requirements<text:span text:style-name="T68"> <text:s text:c="2"/>............................................................................. 7</text:span><text:tab/></text:p>
      <text:p text:style-name="P73"><text:span text:style-name="T62"><text:s text:c="5"/></text:span>3.<text:span text:style-name="T69">2</text:span> Design Constraints<text:span text:style-name="T68"> <text:s text:c="2"/>.......................................................................................... 7</text:span><text:tab/></text:p>
      <text:p text:style-name="P73"><text:span text:style-name="T62"><text:s text:c="5"/></text:span>3.<text:span text:style-name="T69">3</text:span> Overview of Data Requirements<text:span text:style-name="T68"> <text:s/>...................................................................... 7</text:span></text:p>
      <text:p text:style-name="P75"><text:span text:style-name="T7"><text:s text:c="5"/></text:span><text:span text:style-name="T6">3.</text:span><text:span text:style-name="T11">4</text:span><text:span text:style-name="T6"> Additional Comments</text:span><text:span text:style-name="T9"> <text:s text:c="4"/>.................................................................................... </text:span><text:span text:style-name="T11">7</text:span><text:span text:style-name="T6"><text:tab/></text:span></text:p>
      <text:p text:style-name="P74"/>
      <text:p text:style-name="P4"><text:span text:style-name="T62"><text:s text:c="5"/></text:span><text:span text:style-name="T34">Appendix A</text:span><text:span text:style-name="T29"> <text:s text:c="24"/></text:span><text:span text:style-name="T68">...................................................................................... 8</text:span></text:p>
      <text:p text:style-name="P4"><text:tab/></text:p>
      <text:p text:style-name="P9"/>
      <text:p text:style-name="P2"/>
      <text:p text:style-name="P2"/>
      <text:p text:style-name="P2"/>
      <text:h text:style-name="P85" text:outline-level="10"><text:soft-page-break/>1. Introduction</text:h>
      <text:h text:style-name="P87" text:outline-level="10">1.1 Need and Purpose <text:s/></text:h>
      <text:p text:style-name="P45">In present times, all major economic transactions have started taking place digitally. The major trends of modern digital transactions is substantiated by use of database management. These databases can be accessed by anyone with specific rights, and perform certain actions on it. The <text:span text:style-name="T66">data </text:span>updat<text:span text:style-name="T66">e</text:span> is <text:span text:style-name="T43">done </text:span>almost automatic<text:span text:style-name="T43">ally</text:span> and <text:span text:style-name="T43">is much </text:span>faster.</text:p>
      <text:p text:style-name="P45"/>
      <text:p text:style-name="P45">Users can<text:span text:style-name="T43">, in present days can</text:span> access their accounts directly without going to a bank, making transfers, transactions and accessing cash directly without standing in long queues as was prevalent earlier<text:span text:style-name="T43"> using ATM machines.</text:span></text:p>
      <text:p text:style-name="P45"/>
      <text:p text:style-name="P45">On employee-side the data is much more <text:span text:style-name="T43">organized</text:span>, and accessing and performing actions on user accounts is easier for them. Due to this the bank has better work efficiency and customer experience improves as well.</text:p>
      <text:h text:style-name="P88" text:outline-level="10"/>
      <text:h text:style-name="P93" text:outline-level="10">1.2 Intended Audience<text:span text:style-name="T20"> </text:span></text:h>
      <text:p text:style-name="P45"/>
      <text:p text:style-name="P54">This SRS would be used by the following persons :</text:p>
      <text:p text:style-name="P54"/>
      <text:p text:style-name="P50"><text:span text:style-name="T52"><text:tab/></text:span><text:span text:style-name="T30">Bank Employees</text:span> : <text:span text:style-name="T52"><text:s text:c="2"/></text:span>They would be using the <text:span text:style-name="T39">EWS</text:span> to perform the various</text:p>
      <text:p text:style-name="P50"><text:span text:style-name="T52"><text:tab/><text:tab/><text:tab/> <text:s text:c="8"/></text:span>banking functionalities.</text:p>
      <text:p text:style-name="P68"/>
      <text:p text:style-name="P50"><text:span text:style-name="T52"><text:tab/></text:span><text:span text:style-name="T30">Research Students</text:span> : <text:span text:style-name="T52"><text:s text:c="2"/></text:span>Research students are advised to read all the sections of this <text:span text:style-name="T52"><text:tab/><text:tab/><text:tab/><text:tab/> <text:s text:c="10"/></text:span>document to get<text:span text:style-name="T52"> </text:span>an overall idea of the work<text:span text:style-name="T43">-</text:span>flow and technicalities <text:span text:style-name="T52"><text:s/><text:tab/><text:tab/> <text:s text:c="22"/></text:span>of the software.</text:p>
      <text:p text:style-name="P50"/>
      <text:p text:style-name="P57"><text:span text:style-name="T52"><text:tab/></text:span><text:span text:style-name="T30">Testers</text:span><text:span text:style-name="T52"> </text:span>:<text:span text:style-name="T52"> </text:span><text:s/>It can be used as a documentation to know the interfaces.</text:p>
      <text:h text:style-name="P91" text:outline-level="10"/>
      <text:h text:style-name="P92" text:outline-level="10">1.<text:span text:style-name="T37">3 </text:span>References <text:s/></text:h>
      <text:p text:style-name="P41"/>
      <text:p text:style-name="P43">Internet Sources:</text:p>
      <text:p text:style-name="P42"/>
      <text:list xml:id="list3992404469846541963" text:style-name="L1">
        <text:list-header>
          <text:p text:style-name="P86"><text:span text:style-name="T64">[1] </text:span>www.mysql.com</text:p>
          <text:p text:style-name="P86"><text:span text:style-name="T64">[2] </text:span>www.php.net</text:p>
          <text:p text:style-name="P86"><text:span text:style-name="T64">[3] </text:span>www.apache.org</text:p>
          <text:p text:style-name="P86"><text:span text:style-name="T64">[4] </text:span>www.stackoverflow.com</text:p>
        </text:list-header>
      </text:list>
      <text:p text:style-name="P67"/>
      <text:p text:style-name="P67"/>
      <text:p text:style-name="P28"/>
      <text:p text:style-name="P28">Books Referred :</text:p>
      <text:p text:style-name="P64"><text:span text:style-name="T64">[5] Fundamentals of Database Systems, Sixth edition</text:span> By <text:span text:style-name="T41">Elmasri</text:span>,<text:span text:style-name="T41">Navathe.</text:span></text:p>
      <text:p text:style-name="P65"><text:span text:style-name="T64">[6] </text:span>Practical PHP and MySQL By Jono <text:span text:style-name="T43">B</text:span>acon.</text:p>
      <text:p text:style-name="P65"><text:span text:style-name="T64">[7] </text:span>PHP and MySQL Web Development Third Edition,<text:span text:style-name="T43"> </text:span>By Luke Welling Laura Thomson</text:p>
      <text:p text:style-name="P63"><text:span text:style-name="T64">[8] </text:span>MySQL Building User Interfaces, By Matthew Stucky, New Riders Publishing </text:p>
      <text:p text:style-name="P66"><text:span text:style-name="T64">[9] </text:span>Build Your Own Database-Driven Website Using PHP &amp; MySQL by Kevin Yank</text:p>
      <text:h text:style-name="P94" text:outline-level="10"><text:soft-page-break/></text:h>
      <text:h text:style-name="P95" text:outline-level="10"><text:bookmark text:name="h.s65a7d2z9hpy"/>1.<text:span text:style-name="T37">4 </text:span>Overview of Document </text:h>
      <text:h text:style-name="P96" text:outline-level="10"/>
      <text:p text:style-name="P53">The first section of SRS gives a brief <text:span text:style-name="T38">introduction</text:span> on <text:span text:style-name="T38">BankMan banking system. </text:span>This section also provides the reference information for further study, <text:span text:style-name="T38">intended audience and need &amp; purpose</text:span> of the product. </text:p>
      <text:p text:style-name="P53"/>
      <text:p text:style-name="P53">The second section provides an overall description of the application, product <text:span text:style-name="T38">features &amp; </text:span>functions, <text:span text:style-name="T38">users and </text:span>operating environment<text:span text:style-name="T38">(hardware, software and external).</text:span> </text:p>
      <text:p text:style-name="P53"/>
      <text:p text:style-name="P53">The third section <text:span text:style-name="T38">is about the specific requirements</text:span> like <text:span text:style-name="T38">e</text:span><text:span text:style-name="T1">xternal </text:span><text:span text:style-name="T2">i</text:span><text:span text:style-name="T1">nterfaces, </text:span><text:span text:style-name="T2">p</text:span><text:span text:style-name="T1">erformance </text:span><text:span text:style-name="T2">r</text:span><text:span text:style-name="T1">equirements, </text:span><text:span text:style-name="T2">d</text:span><text:span text:style-name="T1">esign </text:span><text:span text:style-name="T2">c</text:span><text:span text:style-name="T1">onstraints </text:span><text:span text:style-name="T2">and a</text:span><text:span text:style-name="T1">dditional </text:span><text:span text:style-name="T2">c</text:span><text:span text:style-name="T1">omments.</text:span></text:p>
      <text:p text:style-name="P53"/>
      <text:p text:style-name="P60">The Appendix section has definitions of some notations used in the document.</text:p>
      <text:h text:style-name="P99" text:outline-level="10"/>
      <text:h text:style-name="P99" text:outline-level="10">2. Description</text:h>
      <text:h text:style-name="P87" text:outline-level="10">2.1 Features and Functions</text:h>
      <text:h text:style-name="P105" text:outline-level="10">Features<text:span text:style-name="T26"> <text:s/></text:span></text:h>
      <text:p text:style-name="P45"/>
      <text:p text:style-name="P54"><text:span text:style-name="T32">BankMan</text:span><text:span text:style-name="T33"> (Bank Management System)</text:span> <text:span text:style-name="T52">can be used by Bank Employees and/or Customers depending on bank policy</text:span>. It can be used by several employees of the bank at the same time with required rights. It <text:span text:style-name="T52">can be</text:span> accessed using any general web browser with graphical interface .</text:p>
      <text:p text:style-name="P45"/>
      <text:p text:style-name="P47"><text:span text:style-name="T44">Our Product consists mainly of two parts i.e. the </text:span><text:span text:style-name="T47">Employee</text:span><text:span text:style-name="T49"> </text:span><text:span text:style-name="T47">Work</text:span><text:span text:style-name="T49">-S</text:span><text:span text:style-name="T47">pace (EWS)</text:span><text:span text:style-name="T44"> and the </text:span><text:span text:style-name="T48">ATM-</text:span><text:span text:style-name="T46">Banking</text:span><text:span text:style-name="T44">. </text:span>The <text:span text:style-name="T45">EWS</text:span> would deal with the internal banking functions like new account registration,<text:span text:style-name="T50"> </text:span>withdrawal, deposit, <text:span text:style-name="T38">money transfer</text:span> etc. The <text:span text:style-name="T39">ATM banking</text:span> would be for<text:span text:style-name="T50"> direct access of</text:span> customers, who could <text:span text:style-name="T39">use it for Cash-Withdrawal, Transfers and Account-Summary</text:span>.</text:p>
      <text:p text:style-name="P55"><text:s/></text:p>
      <text:p text:style-name="P45">Both of them connect to a main database server for storing and retrieving the data of the</text:p>
      <text:p text:style-name="P45">customers.</text:p>
      <text:h text:style-name="P106" text:outline-level="10">Functions: </text:h>
      <text:p text:style-name="P45"/>
      <text:p text:style-name="P54"><text:span text:style-name="T50">EWS</text:span> requires employee login. It handles following</text:p>
      <text:p text:style-name="P45"/>
      <text:p text:style-name="P48"><text:tab/>1. New Customer Registration</text:p>
      <text:p text:style-name="P48"><text:tab/>2. <text:span text:style-name="T56">Transactions</text:span></text:p>
      <text:p text:style-name="P48"><text:tab/><text:tab/>a. <text:span text:style-name="T50">Detail</text:span> <text:span text:style-name="T44">Updat</text:span><text:span text:style-name="T45">ion</text:span></text:p>
      <text:p text:style-name="P49"><text:tab/><text:tab/>b. Deposit</text:p>
      <text:p text:style-name="P48"><text:tab/><text:tab/><text:tab/>i. <text:span text:style-name="T44">Cheque</text:span></text:p>
      <text:p text:style-name="P48"><text:tab/><text:tab/><text:tab/>ii. Cash</text:p>
      <text:p text:style-name="P48"><text:tab/><text:tab/>c. Debit</text:p>
      <text:p text:style-name="P48"><text:tab/><text:tab/>d. Transfer<text:tab/></text:p>
      <text:p text:style-name="P48"><text:tab/><text:tab/>e. Account Summary</text:p>
      <text:p text:style-name="P46"><text:soft-page-break/></text:p>
      <text:p text:style-name="P48">ATM transaction requires ATM<text:span text:style-name="T51"> </text:span>No. and PIN<text:span text:style-name="T51"> that will be available to Bank's customer</text:span>. It doesn't require Employee login.</text:p>
      <text:p text:style-name="P56"/>
      <text:p text:style-name="P48">It performs following</text:p>
      <text:p text:style-name="P48"><text:tab/>1. Cash withdrawal</text:p>
      <text:p text:style-name="P48"><text:tab/>2. Transfer</text:p>
      <text:p text:style-name="P48"><text:tab/>3. Account Summary</text:p>
      <text:p text:style-name="P27"/>
      <text:h text:style-name="P87" text:outline-level="10">2.2 Users <text:span text:style-name="T41">classes </text:span>and Characteristics </text:h>
      <text:p text:style-name="P51"/>
      <text:p text:style-name="P58"><text:span text:style-name="T30">B</text:span><text:span text:style-name="T31">ank Front-end Employees</text:span> : The Bank Employees would be the <text:span text:style-name="T51">main</text:span> users of the<text:span text:style-name="T51"> BankMan <text:tab/><text:tab/><text:tab/><text:tab/>Systems</text:span>. <text:span text:style-name="T52">They may perform banking functions using EWS</text:span></text:p>
      <text:p text:style-name="P59"><text:tab/><text:tab/><text:tab/><text:tab/>or may facilitate customer in using ATM, as per bank's policy.</text:p>
      <text:p text:style-name="P59"><text:s/></text:p>
      <text:p text:style-name="P58"/>
      <text:p text:style-name="P54"><text:span text:style-name="T31">Bank Customers</text:span><text:span text:style-name="T53"> : T</text:span>he customers <text:span text:style-name="T51">would be able to use ATM-Login, if bank wants to provide user <text:tab/><text:tab/> <text:s text:c="5"/>with direct access, otherwise they may use ATM via. Bank Employee</text:span>.</text:p>
      <text:p text:style-name="P45"/>
      <text:h text:style-name="P92" text:outline-level="10"/>
      <text:h text:style-name="P92" text:outline-level="10"><text:span text:style-name="T52">2</text:span>.3 Operating Environment</text:h>
      <text:h text:style-name="P97" text:outline-level="10"><text:span text:style-name="T54">2.3.1 </text:span>Hardware<text:tab/><text:tab/></text:h>
      <text:p text:style-name="P25">BankMan requires an entry-level PC for smaller number of bank accounts<text:span text:style-name="T54"> </text:span>(like, when data is being stored locally). <text:s/>For larger no. of bank accounts, a server class machine is recommended.</text:p>
      <text:h text:style-name="P97" text:outline-level="10"/>
      <text:h text:style-name="P98" text:outline-level="10"><text:span text:style-name="T54">2.3.2 </text:span>Software <text:s/></text:h>
      <text:p text:style-name="P22"><text:span text:style-name="T1">The</text:span><text:span text:style-name="T12"> BankMan</text:span><text:span text:style-name="T1"> server can run on any recent version of Linux, such as Ubuntu, Debian, Fedora Core, Redhat Enterprise, etc. <text:s/>It requires:</text:span></text:p>
      <text:list xml:id="list3403742864323955246" text:style-name="LS1">
        <text:list-item>
          <text:p text:style-name="P78">Apache 4.5 or later</text:p>
        </text:list-item>
        <text:list-item>
          <text:p text:style-name="P78">Tomcat 5.6 or later</text:p>
        </text:list-item>
        <text:list-item>
          <text:p text:style-name="P79">PHP 5.6</text:p>
        </text:list-item>
      </text:list>
      <text:p text:style-name="P23"/>
      <text:p text:style-name="P29"><text:span text:style-name="T1">The</text:span><text:span text:style-name="T12"> BankMan</text:span><text:span text:style-name="T1"> user-interface works with any of the following graphical browsers on any hardware and OS:</text:span></text:p>
      <text:list xml:id="list4546501404322433838" text:style-name="LS2">
        <text:list-item>
          <text:p text:style-name="P80">Firefox 5.0</text:p>
        </text:list-item>
        <text:list-item>
          <text:p text:style-name="P80">Internet Explorer 7.2</text:p>
        </text:list-item>
        <text:list-item>
          <text:p text:style-name="P80">Chrome 2.0</text:p>
        </text:list-item>
        <text:list-item>
          <text:p text:style-name="P80">Opera 2.3</text:p>
        </text:list-item>
      </text:list>
      <text:p text:style-name="P5"/>
      <text:p text:style-name="P5"/>
      <text:p text:style-name="P25"><text:soft-page-break/>Higher versions of these browsers are likely to work but cannot be guaranteed. With updat<text:span text:style-name="T67">e</text:span> of HTML, the interface may get deformed, so it is recommended the B<text:span text:style-name="T67">ank</text:span>Man software be updated on a regular basis.</text:p>
      <text:p text:style-name="P44"/>
      <text:h text:style-name="P97" text:outline-level="10"><text:span text:style-name="T54">2.3.3 </text:span>External <text:tab/></text:h>
      <text:p text:style-name="P45"/>
      <text:p text:style-name="P54">The banking systems like BankMan requires 24-hr electricity supply and communications for data updat<text:span text:style-name="T67">e</text:span> to be timely. Democratic and free society is recommended but can work equally well for corrupt regimes.</text:p>
      <text:p text:style-name="P45"/>
      <text:h text:style-name="P103" text:outline-level="10">3. Specific Requirements<text:tab/><text:tab/></text:h>
      <text:h text:style-name="P89" text:outline-level="10">3.<text:span text:style-name="T54">1</text:span> Performance Requirements</text:h>
      <text:p text:style-name="P29"><text:span text:style-name="T3">Database can store details of </text:span><text:span text:style-name="T5">up to</text:span><text:span text:style-name="T3"> about </text:span><text:span text:style-name="T4">a </text:span><text:span text:style-name="T3">Hundred Thousand accounts, but that can vary according to Bank's need, and would depend on data storage capacity of server and not on database. </text:span></text:p>
      <text:p text:style-name="P31">The response time depends on size of database due to searching process, but still the response by server will be just the time to search, as it would be accessed from specific devices in the bank and there is no system for accessing it on<text:span text:style-name="T70">-</text:span>line.</text:p>
      <text:h text:style-name="P87" text:outline-level="10">3.<text:span text:style-name="T54">2</text:span> Design Constraints</text:h>
      <text:p text:style-name="P22">• Enhancements to the security features might lead to performance overhead.</text:p>
      <text:p text:style-name="P24">• Central Server should be on<text:span text:style-name="T55">-</text:span>line round the clock<text:span text:style-name="T55">.</text:span></text:p>
      <text:h text:style-name="P90" text:outline-level="10"><text:bookmark text:name="h.e8mq0tfagifx"/>3.<text:span text:style-name="T54">3</text:span> Overview of Data Requirements </text:h>
      <text:p text:style-name="P45">The product is completely data oriented.</text:p>
      <text:p text:style-name="P45"/>
      <text:p text:style-name="P54">In <text:span text:style-name="T55">EWS</text:span>, the <text:span text:style-name="T39">employees</text:span> would input the various detai<text:span text:style-name="T57">ls of Customer</text:span> for updating, processing or retrieval of data<text:span text:style-name="T57"> and for new customers, required fields for registration will be filled.</text:span></text:p>
      <text:p text:style-name="P45"/>
      <text:p text:style-name="P45">In <text:span text:style-name="T39">ATM-Banking</text:span>, the users would input less amount of data (<text:span text:style-name="T39">only ATM number and pin</text:span>)<text:span text:style-name="T57"> and be</text:span></text:p>
      <text:p text:style-name="P52">able to have faster cash-withdrawal and transfer money to other accounts.</text:p>
      <text:p text:style-name="P22"/>
      <text:h text:style-name="P87" text:outline-level="10"><text:span text:style-name="T40">3.4 </text:span>Additional Comments </text:h>
      <text:p text:style-name="P26">This document describes a MySQL and PHP based application, for purpose of implementing a Bank Management System, for a <text:span text:style-name="T60">B. Tech.</text:span> 2<text:span text:style-name="T59">nd</text:span> Year 3<text:span text:style-name="T59">rd</text:span> Semester project under the course CS-207 Applied Database Practicum at Indian Institute of Technology, Mandi, Himachal Pradesh, India, in academic year of 2014.</text:p>
      <text:p text:style-name="P30">This document describes a fictitious software product purely for <text:span text:style-name="T58">the above mentioned </text:span>academic purpose. <text:s/>It is not related in any way to a particular existing or proposed real product.<text:span text:style-name="T58"> </text:span></text:p>
      <text:p text:style-name="P32">This document doesn't guarantee the implementation to be secure, efficient or error-free.</text:p>
      <text:h text:style-name="P104" text:outline-level="10"><text:soft-page-break/></text:h>
      <text:h text:style-name="P100" text:outline-level="10"><text:span text:style-name="T63">Appendix A</text:span> <text:s/></text:h>
      <text:h text:style-name="P101" text:outline-level="10"/>
      <text:p text:style-name="P34"/>
      <text:p text:style-name="P33">The notations being used in the documents are mentioned below:</text:p>
      <text:p text:style-name="P33"/>
      <text:p text:style-name="P33"><text:span text:style-name="T34">BankMan </text:span><text:s text:c="2"/><text:span text:style-name="T28">(</text:span><text:span text:style-name="T27">Bank Management System</text:span><text:span text:style-name="T28">) </text:span><text:s/><text:span text:style-name="T61">N</text:span>ame of the product being described by this document.</text:p>
      <text:p text:style-name="P33"/>
      <text:p text:style-name="P33"><text:span text:style-name="T34">EWS</text:span><text:span text:style-name="T36"> <text:s/></text:span><text:s/><text:span text:style-name="T28">(</text:span><text:span text:style-name="T27">Employee Work-Space</text:span><text:span text:style-name="T28">)</text:span> An integral part of the BankMan <text:span text:style-name="T62">S</text:span>y<text:span text:style-name="T62">s</text:span>tem<text:span text:style-name="T62">s</text:span>, accessible <text:s text:c="3"/><text:span text:style-name="T61"><text:tab/><text:tab/><text:tab/> <text:tab/> <text:s text:c="19"/></text:span>only after employee login. </text:p>
      <text:p text:style-name="P33"/>
      <text:p text:style-name="P33"><text:span text:style-name="T34">Trans</text:span><text:span text:style-name="T35">action</text:span><text:span text:style-name="T61"> It is a part of EWS that allows performing banking functions for existing <text:tab/> <text:s text:c="9"/>customers.</text:span></text:p>
      <text:p text:style-name="P33"/>
      <text:h text:style-name="P84" text:outline-level="10"><text:span text:style-name="T34">Transfer</text:span> <text:span text:style-name="T62"><text:s/></text:span>Money transfer function<text:span text:style-name="T62">, for transferring money</text:span> from one <text:span text:style-name="T62">customer </text:span>account in bank to <text:span text:style-name="T62"><text:s text:c="3"/><text:tab/> <text:s text:c="4"/></text:span>other.</text:h>
      <text:h text:style-name="P102"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212cm" style:contextual-spacing="false" fo:line-height="0.199cm"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1">
        <style:list-level-properties text:space-before="1.905cm"/>
      </text:list-level-style-number>
      <text:list-level-style-number text:level="3" text:style-name="List2Level2" style:num-suffix="." style:num-format="1">
        <style:list-level-properties text:space-before="3.493cm"/>
      </text:list-level-style-number>
      <text:list-level-style-number text:level="4" text:style-name="List2Level3" style:num-suffix="." style:num-format="1">
        <style:list-level-properties text:space-before="4.445cm"/>
      </text:list-level-style-number>
      <text:list-level-style-number text:level="5" text:style-name="List2Level4" style:num-suffix="." style:num-format="1">
        <style:list-level-properties text:space-before="5.715cm"/>
      </text:list-level-style-number>
      <text:list-level-style-number text:level="6" text:style-name="List2Level5" style:num-suffix="." style:num-format="1">
        <style:list-level-properties text:space-before="7.303cm"/>
      </text:list-level-style-number>
      <text:list-level-style-number text:level="7" text:style-name="List2Level6" style:num-suffix="." style:num-format="1">
        <style:list-level-properties text:space-before="8.255cm"/>
      </text:list-level-style-number>
      <text:list-level-style-number text:level="8" text:style-name="List2Level7" style:num-suffix="." style:num-format="1">
        <style:list-level-properties text:space-before="9.525cm"/>
      </text:list-level-style-number>
      <text:list-level-style-number text:level="9" text:style-name="List2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style:page-number="auto" fo:break-before="auto" fo:break-after="auto" style:writing-mode="lr-tb"/>
      <style:text-properties officeooo:paragraph-rsid="0019221b"/>
    </style:style>
    <style:style style:name="M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style>
    <style:style style:name="M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page-layout style:name="Mpm1">
      <style:page-layout-properties fo:page-width="21.01cm" fo:page-height="29.69cm" style:num-format="1" style:print-orientation="portrait" fo:margin-top="1.64cm" fo:margin-bottom="1.274cm" fo:margin-left="2.499cm" fo:margin-right="2cm" fo:border="none" fo:padding="0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footer>
        <text:p text:style-name="MP1"/>
        <text:p text:style-name="MP2"><text:span text:style-name="MT1">IIT Mandi<text:tab/>Software Requirements Template (Brief)<text:tab/><text:tab/></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31</meta:editing-cycles>
    <dc:date>2014-11-17T15:01:31.704923437</dc:date>
    <meta:editing-duration>PT2H18M35S</meta:editing-duration>
    <meta:document-statistic meta:table-count="1" meta:image-count="0" meta:object-count="0" meta:page-count="8" meta:paragraph-count="153" meta:word-count="1305" meta:character-count="10379" meta:non-whitespace-character-count="8639"/>
  </office:meta>
</office:document-meta>
</file>